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9be" officeooo:paragraph-rsid="0004b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1:57:43.910193025</meta:creation-date>
    <dc:date>2023-10-11T21:58:35.700685900</dc:date>
    <meta:editing-duration>PT5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3.7.2$Linux_X86_64 LibreOffice_project/30$Build-2</meta:generator>
  </office:meta>
</office:document-meta>
</file>